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1_5f_-outline1">
      <style:graphic-properties draw:fill-color="#729fcf" fo:min-height="8.884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P15" style:family="paragraph">
      <loext:graphic-properties draw:fill-color="#729fcf"/>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1b75bc"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1" style:family="text">
      <style:text-properties style:text-position="super 58%" fo:font-style="normal" fo:font-weight="normal" style:font-style-asian="normal" style:font-weight-asian="normal" style:font-style-complex="normal" style:font-weight-complex="normal"/>
    </style:style>
    <style:style style:name="T32" style:family="text">
      <style:text-properties fo:font-variant="normal" fo:text-transform="none" style:use-window-font-color="true" style:text-outline="false" style:text-line-through-style="none" style:text-line-through-type="none" style:font-name="Source Sans Pro2" fo:font-size="26pt" fo:font-style="italic" fo:text-shadow="none" style:text-underline-style="none" fo:font-weight="normal" style:letter-kerning="true" fo:background-color="transparent" style:font-name-asian="Droid Sans Fallback" style:font-size-asian="32pt" style:font-style-asian="italic" style:font-weight-asian="normal" style:font-name-complex="Droid Sans Devanagari2" style:font-size-complex="32pt" style:font-style-complex="italic"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super 58%"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34" style:family="text">
      <style:text-properties style:font-name="Source Code Pro" fo:font-style="normal" style:font-style-asian="normal" style:font-style-complex="normal"/>
    </style:style>
    <style:style style:name="T35" style:family="text">
      <style:text-properties style:font-name="Source Code Pro"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n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partitioning</text:span><text:span text:style-name="T9"> </text:span><text:span text:style-name="T10">config:type=</text:span><text:span text:style-name="T11">"list"</text:span><text:span text:style-name="T8">&gt;</text:span></text:p>
            <text:p><text:span text:style-name="T9"><text:s text:c="4"/></text:span><text:span text:style-name="T12">&lt;!-- Partitioning schema --&gt;</text:span></text:p>
            <text:p><text:span text:style-name="T9"><text:s text:c="2"/></text:span><text:span text:style-name="T8">&lt;/partitioning&gt;</text:span></text:p>
            <text:p><text:span text:style-name="T9"><text:s text:c="2"/></text:span><text:span text:style-name="T8">&lt;software&gt;</text:span></text:p>
            <text:p><text:span text:style-name="T9"><text:s text:c="4"/></text:span><text:span text:style-name="T12">&lt;!-- Software selection --&gt;</text:span></text:p>
            <text:p><text:span text:style-name="T9"><text:s text:c="2"/></text:span><text:span text:style-name="T8">&lt;/software&gt;</text:span></text:p>
            <text:p><text:span text:style-name="T9"><text:s text:c="2"/></text:span><text:span text:style-name="T8">&lt;networking&gt;</text:span></text:p>
            <text:p><text:span text:style-name="T9"><text:s text:c="4"/></text:span><text:span text:style-name="T12">&lt;!-- Network configuration --&gt;</text:span></text:p>
            <text:p><text:span text:style-name="T9"><text:s text:c="2"/></text:span><text:span text:style-name="T8">&lt;/networking&gt;</text:span></text:p>
            <text:p><text:span text:style-name="T9"><text:s text:c="2"/></text:span><text:span text:style-name="T8">&lt;scripts&gt;</text:span></text:p>
            <text:p><text:span text:style-name="T9"><text:s text:c="4"/></text:span><text:span text:style-name="T12">&lt;!-- Scripts to be executed pre/during/after installation--&gt;</text:span></text:p>
            <text:p><text:span text:style-name="T9"><text:s text:c="2"/></text:span><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users</text:span><text:span text:style-name="T9"> </text:span><text:span text:style-name="T10">config:type=</text:span><text:span text:style-name="T11">"list"</text:span><text:span text:style-name="T8">&gt;</text:span></text:p>
            <text:p><text:span text:style-name="T9"><text:s text:c="4"/></text:span><text:span text:style-name="T8">&lt;user&gt;</text:span></text:p>
            <text:p><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text:span text:style-name="T9"><text:s text:c="6"/></text:span><text:span text:style-name="T8">&lt;user_password&gt;</text:span><text:span text:style-name="T9">nots3cr3t</text:span><text:span text:style-name="T8">&lt;/user_password&gt;</text:span></text:p>
            <text:p><text:span text:style-name="T9"><text:s text:c="6"/></text:span><text:span text:style-name="T8">&lt;username&gt;</text:span><text:span text:style-name="T9">root</text:span><text:span text:style-name="T8">&lt;/username&gt;</text:span></text:p>
            <text:p><text:span text:style-name="T9"><text:s text:c="4"/></text:span><text:span text:style-name="T8">&lt;/user&gt;</text:span></text:p>
            <text:p><text:span text:style-name="T9"><text:s text:c="2"/></text:span><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package</text:span></text:p>
              </text:list-item>
              <text:list-item>
                <text:p>Start YaST and open the <text:span text:style-name="T2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specify the profile URL</text:span></text:p>
              </text:list-item>
              <text:list-item>
                <text:p><text:span text:style-name="T24">Several URL schemas are </text:span><text:span text:style-name="T24"><text:a xlink:href="https://susedoc.github.io/doc-sle/develop/SLES-autoyast/html/Invoking.html#Commandline.ay" xlink:type="simple">supported</text:a></text:span><text:span text:style-name="T24"><text:s/>(file, device, http(s), ftp, nfs, usb, label, etc.)</text:span></text:p>
              </text:list-item>
              <text:list-item>
                <text:p><text:span text:style-name="T24">When network is required, do not forget to add the </text:span><text:span text:style-name="T22">ifcfg</text:span><text:span text:style-name="T24"> 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presentation:user-transformed="tru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Get this slides from </text:span><text:span text:style-name="T27"><text:a xlink:href="https://bit.ly/2GNulvf" xlink:type="simple">https://bit.ly/2GNulvf</text:a></text:span></text:p>
              </text:list-item>
              <text:list-item>
                <text:p><text:span text:style-name="T26">Download the base profile from </text:span><text:span text:style-name="T27"><text:a xlink:href="https://bit.ly/2x7gYWV" xlink:type="simple">https://bit.ly/2x7gYWV</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allow to set country related configuration</text:span></text:p>
              </text:list-item>
              <text:list-item>
                <text:p><text:span text:style-name="T24">Language uses the ISO code (</text:span><text:span text:style-name="T22">en_US</text:span><text:span text:style-name="T24">, </text:span><text:span text:style-name="T22">cs_CZ</text:span><text:span text:style-name="T24">, etc.)</text:span></text:p>
              </text:list-item>
              <text:list-item>
                <text:p><text:span text:style-name="T24">Keyboard uses values like </text:span><text:span text:style-name="T22">english</text:span><text:span text:style-name="T24">, </text:span><text:span text:style-name="T22">german</text:span><text:span text:style-name="T24">, etc.</text:span></text:p>
              </text:list-item>
              <text:list-item>
                <text:p><text:span text:style-name="T24">Time zone uses the typical name (</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which software should be installed</text:span></text:p>
              </text:list-item>
              <text:list-item>
                <text:p><text:span text:style-name="T24">The user can specify </text:span><text:span text:style-name="T22">patterns</text:span><text:span text:style-name="T28"> and </text:span><text:span text:style-name="T29">packages</text:span></text:p>
              </text:list-item>
              <text:list-item>
                <text:p><text:span text:style-name="T28">When a package is included in a pattern, it is not listed</text:span></text:p>
              </text:list-item>
              <text:list-item>
                <text:p><text:span text:style-name="T28">See </text:span><text:span text:style-name="T28"><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8">Check your base system patterns</text:span></text:p>
              </text:list-item>
              <text:list-item>
                <text:p><text:span text:style-name="T28">Select your preferred shell and desktop environment</text:span></text:p>
              </text:list-item>
              <text:list-item>
                <text:p><text:span text:style-name="T28">Hint: </text:span><text:span text:style-name="T29">zypper se -t 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allow to define users 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30">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account</text:span></text:p>
              </text:list-item>
              <text:list-item>
                <text:p><text:span text:style-name="T24">Do not forget to adjust the shell to the 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support has been reimplemented for openSUSE Leap 15.0 (and SUSE Linux Enterprise 15)</text:span></text:p>
              </text:list-item>
              <text:list-item>
                <text:p><text:span text:style-name="T24">It (re)uses the same approach than the new storage layer</text:span></text:p>
              </text:list-item>
              <text:list-item>
                <text:p><text:span text:style-name="T24">When it is not defined, it uses the guided 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9">&lt;partitioning&gt;</text:span><text:span text:style-name="T28"> defines a </text:span><text:span text:style-name="T29">&lt;drive&gt;</text:span><text:span text:style-name="T28"> section for each device</text:span></text:p>
              </text:list-item>
              <text:list-item>
                <text:p text:style-name="P14"><text:span text:style-name="T28">Each </text:span><text:span text:style-name="T29">&lt;drive&gt;</text:span><text:span text:style-name="T28"> contains a set of partitions</text:span></text:p>
              </text:list-item>
              <text:list-item>
                <text:p><text:span text:style-name="T28">A </text:span><text:span text:style-name="T29">&lt;drive&gt;</text:span><text:span text:style-name="T28"> can be a physical drive or a logical one (like an LVM volume group)</text:span></text:p>
              </text:list-item>
              <text:list-item>
                <text:p><text:span text:style-name="T28">See </text:span><text:span text:style-name="T28"><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following partitioning layout</text:span></text:p>
                <text:list>
                  <text:list-item>
                    <text:p><text:span text:style-name="T24">10GiB </text:span><text:span text:style-name="T22">Btrfs</text:span><text:span text:style-name="T28"> filesystem partition for root (/)</text:span></text:p>
                  </text:list-item>
                  <text:list-item>
                    <text:p><text:span text:style-name="T28">512MiB for swap</text:span></text:p>
                  </text:list-item>
                  <text:list-item>
                    <text:p><text:span text:style-name="T28">The remaining space should be assigned to an </text:span><text:span text:style-name="T29">ext4</text:span><text:span text:style-name="T28"> filesystem to be used as </text:span><text:span text:style-name="T29">/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Network Configuration</text:p>
          </draw:text-box>
        </draw:frame>
        <draw:frame presentation:style-name="pr15" draw:layer="layout" svg:width="25.199cm" svg:height="9.134cm" svg:x="1.376cm" svg:y="3.685cm" presentation:class="outline" presentation:user-transformed="true">
          <draw:text-box>
            <text:list text:style-name="L2">
              <text:list-item>
                <text:p>For fetching remote profiles, network configuration is needed</text:p>
                <text:p/>
              </text:list-item>
              <text:list-item>
                <text:p><text:span text:style-name="T26">By default, linuxrc network configuration is merged or copied at the end of the </text:span>1<text:span text:style-name="T23">st</text:span> stage (since Leap 42.3)</text:p>
              </text:list-item>
              <text:list-item>
                <text:p>The <text:span text:style-name="T22">&lt;networking&gt;</text:span> resource is used to store the whole network configuration</text:p>
              </text:list-item>
              <text:list-item>
                <text:p><text:span text:style-name="T28">See </text:span><text:span text:style-name="T28"><text:a xlink:href="https://susedoc.github.io/doc-sle/develop/opensuse-autoyast/html/configuration.html#CreateProfile.Network" xlink:type="simple">Network Configuration</text:a></text:span></text:p>
              </text:list-item>
            </text:list>
          </draw:text-box>
        </draw:frame>
        <draw:frame draw:style-name="gr4" draw:text-style-name="P13" draw:layer="layout" svg:width="26.028cm" svg:height="1.52cm" svg:x="0.917cm" svg:y="4.843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27" presentation:class="page"/>
          <draw:frame presentation:style-name="pr16" draw:text-style-name="P11"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user-transformed="true">
          <draw:text-box>
            <text:list text:style-name="L2">
              <text:list-item>
                <text:p>Set your hostname</text:p>
              </text:list-item>
              <text:list-item>
                <text:p>Set your nameservers as ‘8.8.8.8’ and ‘8.8.4.4’</text:p>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Managing Services</text:p>
          </draw:text-box>
        </draw:frame>
        <draw:frame presentation:style-name="pr13" draw:layer="layout" svg:width="25.199cm" svg:height="9.134cm" svg:x="1.4cm" svg:y="3.685cm" presentation:class="outline">
          <draw:text-box>
            <text:list text:style-name="L2">
              <text:list-item>
                <text:p text:style-name="P14"><text:span text:style-name="T29">&lt;services-manager&gt;</text:span><text:span text:style-name="T28"> allows to enable/disable services</text:span></text:p>
              </text:list-item>
              <text:list-item>
                <text:p text:style-name="P14"><text:span text:style-name="T28">The default target can be specified too</text:span></text:p>
              </text:list-item>
              <text:list-item>
                <text:p text:style-name="P14"><text:span text:style-name="T28">No services will be started during the 1</text:span><text:span text:style-name="T31">st</text:span><text:span text:style-name="T28"> stage</text:span></text:p>
              </text:list-item>
              <text:list-item>
                <text:p><text:span text:style-name="T28">See </text:span><text:span text:style-name="T28"><text:a xlink:href="https://susedoc.github.io/doc-sle/develop/opensuse-autoyast/html/configuration.html#CreateProfile.Services" xlink:type="simple">Services and Targets</text:a></text:span></text:p>
              </text:list-item>
            </text:list>
          </draw:text-box>
        </draw:frame>
        <presentation:notes draw:style-name="dp2">
          <draw:page-thumbnail draw:style-name="gr1" draw:layer="layout" svg:width="0.001cm" svg:height="0.001cm" svg:x="0cm" svg:y="2.257cm" draw:page-number="29" presentation:class="page"/>
          <draw:frame presentation:style-name="pr9" draw:text-style-name="P11" draw:layer="layout" svg:width="16.799cm" svg:height="13.364cm" svg:x="2.1cm" svg:y="14.107cm" presentation:class="notes" presentation:placeholder="true">
            <draw:text-box/>
          </draw:frame>
        </presentation:notes>
      </draw:page>
      <draw:page draw:name="page30"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p/>
                  </text:list-item>
                </text:list>
              </text:list-item>
            </text:list>
          </draw:text-box>
        </draw:frame>
        <presentation:notes draw:style-name="dp2">
          <draw:page-thumbnail draw:style-name="gr1" draw:layer="layout" svg:width="0.001cm" svg:height="0.001cm" svg:x="0cm" svg:y="2.257cm" draw:page-number="30" presentation:class="page"/>
          <draw:frame presentation:style-name="pr16" draw:text-style-name="P4" draw:layer="layout" svg:width="16.799cm" svg:height="13.364cm" svg:x="2.1cm" svg:y="14.107cm" presentation:class="notes" presentation:placeholder="true">
            <draw:text-box/>
          </draw:frame>
        </presentation:notes>
      </draw:page>
      <draw:page draw:name="page31"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Locking out the bud guys</text:p>
          </draw:text-box>
        </draw:frame>
        <draw:frame presentation:style-name="pr17" draw:text-style-name="P15" draw:layer="layout" svg:width="25.199cm" svg:height="9.134cm" svg:x="1.4cm" svg:y="3.685cm" presentation:class="outline">
          <draw:text-box>
            <text:list text:style-name="L2">
              <text:list-item>
                <text:p><text:span text:style-name="T26">SuSEFirewall2 has been replaced with </text:span><text:span text:style-name="T32">firewalld</text:span></text:p>
              </text:list-item>
              <text:list-item>
                <text:p><text:span text:style-name="T26">Includes a predefined set of zones and services</text:span></text:p>
              </text:list-item>
              <text:list-item>
                <text:p><text:span text:style-name="T26">See </text:span><text:span text:style-name="T27"><text:a xlink:href="https://susedoc.github.io/doc-sle/develop/opensuse-autoyast/html/configuration.html#CreateProfile.firewall" xlink:type="simple">Firewall Configuration</text:a></text:span></text:p>
              </text:list-item>
            </text:list>
          </draw:text-box>
        </draw:frame>
        <presentation:notes draw:style-name="dp2">
          <draw:page-thumbnail draw:style-name="gr1" draw:layer="layout" svg:width="0.001cm" svg:height="0.001cm" svg:x="0cm" svg:y="2.257cm" draw:page-number="31" presentation:class="page"/>
          <draw:frame presentation:style-name="pr16" draw:text-style-name="P4" draw:layer="layout" svg:width="16.799cm" svg:height="13.364cm" svg:x="2.1cm" svg:y="14.107cm" presentation:class="notes" presentation:placeholder="true">
            <draw:text-box/>
          </draw:frame>
        </presentation:notes>
      </draw:page>
      <draw:page draw:name="page32"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7: Locking out the bad guys<text:tab/></text:p>
          </draw:text-box>
        </draw:frame>
        <draw:frame presentation:style-name="pr15" draw:layer="layout" svg:width="25.199cm" svg:height="9.134cm" svg:x="1.4cm" svg:y="3.685cm" presentation:class="outline" presentation:user-transformed="true">
          <draw:text-box>
            <text:list text:style-name="L2">
              <text:list-item>
                <text:p>Configuring the firewall</text:p>
                <text:list>
                  <text:list-item>
                    <text:p>Set your default zone as ‘block’</text:p>
                  </text:list-item>
                  <text:list-item>
                    <text:p>Assign your interface card to the ‘public’ zone</text:p>
                  </text:list-item>
                  <text:list-item>
                    <text:p>Block all services except ‘ssh’</text:p>
                    <text:p/>
                  </text:list-item>
                </text:list>
              </text:list-item>
            </text:list>
          </draw:text-box>
        </draw:frame>
        <presentation:notes draw:style-name="dp2">
          <draw:page-thumbnail draw:style-name="gr1" draw:layer="layout" svg:width="0.001cm" svg:height="0.001cm" svg:x="0cm" svg:y="2.257cm" draw:page-number="32" presentation:class="page"/>
          <draw:frame presentation:style-name="pr16" draw:text-style-name="P11" draw:layer="layout" svg:width="16.799cm" svg:height="13.364cm" svg:x="2.1cm" svg:y="14.107cm" presentation:class="notes" presentation:placeholder="true">
            <draw:text-box/>
          </draw:frame>
        </presentation:notes>
      </draw:page>
      <draw:page draw:name="page33"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3" presentation:class="page"/>
          <draw:frame presentation:style-name="pr6" draw:text-style-name="P4"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4" presentation:class="page"/>
          <draw:frame presentation:style-name="pr9" draw:text-style-name="P4"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5" presentation:class="page"/>
          <draw:frame presentation:style-name="pr9" draw:text-style-name="P11" draw:layer="layout" svg:width="16.799cm" svg:height="13.364cm" svg:x="2.1cm" svg:y="14.107cm" presentation:class="notes" presentation:placeholder="true">
            <draw:text-box/>
          </draw:frame>
        </presentation:notes>
      </draw:page>
      <draw:page draw:name="page36"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6" presentation:class="page"/>
          <draw:frame presentation:style-name="pr6"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text:span text:style-name="T26">Scripts can be defined inline or downloaded</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Deploying Files</text:p>
          </draw:text-box>
        </draw:frame>
        <draw:frame presentation:style-name="pr13" draw:layer="layout" svg:width="25.199cm" svg:height="9.134cm" svg:x="1.4cm" svg:y="3.685cm" presentation:class="outline">
          <draw:text-box>
            <text:list text:style-name="L2">
              <text:list-item>
                <text:p>Full configuration files can be written by AutoYaST</text:p>
              </text:list-item>
              <text:list-item>
                <text:p>The content can be downloaded or embedded in the profile</text:p>
              </text:list-item>
              <text:list-item>
                <text:p><text:span text:style-name="T26">It happens during the 2</text:span><text:span text:style-name="T33">nd</text:span><text:span text:style-name="T26"> stage</text:span></text:p>
              </text:list-item>
              <text:list-item>
                <text:p>See <text:a xlink:href="https://susedoc.github.io/doc-sle/develop/opensuse-autoyast/html/configuration.html#createprofile.completeconf" xlink:type="simple">Adding Complete Configurations</text:a></text:p>
              </text:list-item>
            </text:list>
          </draw:text-box>
        </draw:frame>
        <presentation:notes draw:style-name="dp2">
          <draw:page-thumbnail draw:style-name="gr1" draw:layer="layout" svg:width="0.001cm" svg:height="0.001cm" svg:x="0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rror Reporting</text:p>
          </draw:text-box>
        </draw:frame>
        <draw:frame presentation:style-name="pr8" draw:layer="layout" svg:width="25.199cm" svg:height="9.134cm" svg:x="1.4cm" svg:y="3.685cm" presentation:class="outline">
          <draw:text-box>
            <text:list text:style-name="L2">
              <text:list-item>
                <text:p>AutoYaST is meant to be unattended</text:p>
              </text:list-item>
              <text:list-item>
                <text:p>But some problem may happen</text:p>
              </text:list-item>
              <text:list-item>
                <text:p>Reporting level can be controled</text:p>
              </text:list-item>
              <text:list-item>
                <text:p>See <text:a xlink:href="https://susedoc.github.io/doc-sle/develop/opensuse-autoyast/single-html/#CreateProfile.Reporting" xlink:type="simple">Reporting</text:a></text:p>
              </text:list-item>
            </text:list>
          </draw:text-box>
        </draw:frame>
        <presentation:notes draw:style-name="dp2">
          <draw:page-thumbnail draw:style-name="gr1" draw:layer="layout" svg:width="0.001cm" svg:height="0.001cm" svg:x="0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40" presentation:class="page"/>
          <draw:frame presentation:style-name="pr9" draw:text-style-name="P4"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ules and Classes</text:p>
          </draw:text-box>
        </draw:frame>
        <draw:frame presentation:style-name="pr13" draw:layer="layout" svg:width="25.199cm" svg:height="9.134cm" svg:x="1.4cm" svg:y="3.685cm" presentation:class="outline">
          <draw:text-box>
            <text:list text:style-name="L2">
              <text:list-item>
                <text:p>A <text:span text:style-name="T22">class</text:span><text:span text:style-name="T24"> can be used to define the common parts of different </text:span><text:span text:style-name="T24">profiles</text:span></text:p>
              </text:list-item>
              <text:list-item>
                <text:p><text:span text:style-name="T24">A </text:span><text:span text:style-name="T22">rule</text:span><text:span text:style-name="T24"> allows to select a given profile depending on systems </text:span><text:span text:style-name="T24">properties</text:span></text:p>
              </text:list-item>
              <text:list-item>
                <text:p>See <text:a xlink:href="https://susedoc.github.io/doc-sle/develop/opensuse-autoyast/single-html/#rulesandclass" xlink:type="simple">Rules and Classes</text:a></text:p>
              </text:list-item>
            </text:list>
          </draw:text-box>
        </draw:frame>
        <presentation:notes draw:style-name="dp2">
          <draw:page-thumbnail draw:style-name="gr1" draw:layer="layout" svg:width="0.001cm" svg:height="0.001cm" svg:x="0cm" svg:y="2.257cm" draw:page-number="41" presentation:class="page"/>
          <draw:frame presentation:style-name="pr9" draw:text-style-name="P11"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42" presentation:class="page"/>
          <draw:frame presentation:style-name="pr9" draw:text-style-name="P4" draw:layer="layout" svg:width="16.799cm" svg:height="13.364cm" svg:x="2.1cm" svg:y="14.107cm" presentation:class="notes" presentation:placeholder="true">
            <draw:text-box/>
          </draw:frame>
        </presentation:notes>
      </draw:page>
      <draw:page draw:name="page43"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roubleshooting</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3" presentation:class="page"/>
          <draw:frame presentation:style-name="pr20" draw:text-style-name="P11"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Validate Your Profile</text:p>
          </draw:text-box>
        </draw:frame>
        <draw:frame presentation:style-name="pr13" draw:layer="layout" svg:width="25.199cm" svg:height="9.134cm" svg:x="1.4cm" svg:y="3.685cm" presentation:class="outline">
          <draw:text-box>
            <text:list text:style-name="L2">
              <text:list-item>
                <text:p><text:span text:style-name="T24">Install the </text:span><text:span text:style-name="T22">yast2-schema</text:span><text:span text:style-name="T24"> and </text:span><text:span text:style-name="T22">jing</text:span><text:span text:style-name="T24"> packages</text:span></text:p>
              </text:list-item>
              <text:list-item>
                <text:p><text:span text:style-name="T24">Run </text:span><text:span text:style-name="T22">jing</text:span><text:span text:style-name="T24"> against your profile</text:span></text:p>
              </text:list-item>
            </text:list>
            <text:p text:style-name="P10"><text:span text:style-name="T34"/></text:p>
            <text:p text:style-name="P5"><text:span text:style-name="T35">jing \ /usr/share/YaST2/schema/autoyast/rng/profile.rng \ /path/to/your/profile.xml</text:span></text:p>
          </draw:text-box>
        </draw:frame>
        <presentation:notes draw:style-name="dp2">
          <draw:page-thumbnail draw:style-name="gr1" draw:layer="layout" svg:width="0.001cm" svg:height="0.001cm" svg:x="0cm" svg:y="2.257cm" draw:page-number="44" presentation:class="page"/>
          <draw:frame presentation:style-name="pr9" draw:text-style-name="P11"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Check Logs (optional)</text:p>
          </draw:text-box>
        </draw:frame>
        <draw:frame presentation:style-name="pr13" draw:layer="layout" svg:width="25.199cm" svg:height="9.134cm" svg:x="1.4cm" svg:y="3.685cm" presentation:class="outline">
          <draw:text-box>
            <text:list text:style-name="L2">
              <text:list-item>
                <text:p><text:span text:style-name="T24">Check YaST logs (/var/log/YaST2)</text:span></text:p>
              </text:list-item>
              <text:list-item>
                <text:p><text:span text:style-name="T24">Have a look at </text:span><text:span text:style-name="T22">/var/adm/autoinstall/</text:span></text:p>
                <text:list>
                  <text:list-item>
                    <text:p><text:span text:style-name="T24">/var/adm/autoinstall/cache/installedSystem.xml</text:span></text:p>
                  </text:list-item>
                  <text:list-item>
                    <text:p><text:span text:style-name="T24">Scripts logs are located there too</text:span></text:p>
                  </text:list-item>
                </text:list>
              </text:list-item>
            </text:list>
          </draw:text-box>
        </draw:frame>
        <presentation:notes draw:style-name="dp2">
          <draw:page-thumbnail draw:style-name="gr1" draw:layer="layout" svg:width="0.001cm" svg:height="0.001cm" svg:x="0cm" svg:y="2.257cm" draw:page-number="45" presentation:class="page"/>
          <draw:frame presentation:style-name="pr9" draw:text-style-name="P11"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 for Help</text:p>
          </draw:text-box>
        </draw:frame>
        <draw:frame presentation:style-name="pr13" draw:layer="layout" svg:width="25.199cm" svg:height="9.134cm" svg:x="1.4cm" svg:y="3.685cm" presentation:class="outline">
          <draw:text-box>
            <text:list text:style-name="L2">
              <text:list-item>
                <text:p text:style-name="P14"><text:span text:style-name="T24">Ask for help on the mailing lists, or the forums or IRC</text:span></text:p>
              </text:list-item>
              <text:list-item>
                <text:p><text:span text:style-name="T24">Open a bug report if you think it is an AutoYaST problem</text:span></text:p>
              </text:list-item>
              <text:list-item>
                <text:p><text:span text:style-name="T24">Please, attach logs (using </text:span><text:span text:style-name="T22">save_y2logs</text:span><text:span text:style-name="T24">)</text:span></text:p>
              </text:list-item>
            </text:list>
          </draw:text-box>
        </draw:frame>
        <presentation:notes draw:style-name="dp2">
          <draw:page-thumbnail draw:style-name="gr1" draw:layer="layout" svg:width="0.001cm" svg:height="0.001cm" svg:x="0cm" svg:y="2.257cm" draw:page-number="46" presentation:class="page"/>
          <draw:frame presentation:style-name="pr9" draw:text-style-name="P11" draw:layer="layout" svg:width="16.799cm" svg:height="13.364cm" svg:x="2.1cm" svg:y="14.107cm" presentation:class="notes" presentation:placeholder="true">
            <draw:text-box/>
          </draw:frame>
        </presentation:notes>
      </draw:page>
      <draw:page draw:name="page47"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7" presentation:class="page"/>
          <draw:frame presentation:style-name="pr20" draw:text-style-name="P11" draw:layer="layout" svg:width="16.799cm" svg:height="13.364cm" svg:x="2.1cm" svg:y="14.107cm" presentation:class="notes" presentation:placeholder="true">
            <draw:text-box/>
          </draw:frame>
        </presentation:notes>
      </draw:page>
      <draw:page draw:name="page4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 especially to Stefan Schubert</text:p>
              </text:list-item>
              <text:list-item>
                <text:p>The openSUSE Project!</text:p>
              </text:list-item>
            </text:list>
          </draw:text-box>
        </draw:frame>
        <presentation:notes draw:style-name="dp2">
          <draw:page-thumbnail draw:style-name="gr1" draw:layer="layout" svg:width="0.001cm" svg:height="0.001cm" svg:x="0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page4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References</text:p>
          </draw:text-box>
        </draw:frame>
        <draw:frame presentation:style-name="pr15" draw:layer="layout" svg:width="25.199cm" svg:height="10.686cm" svg:x="1.4cm" svg:y="3.685cm" presentation:class="outline" presentation:user-transformed="true">
          <draw:text-box>
            <text:list text:style-name="L2">
              <text:list-item>
                <text:p text:style-name="P14">YaST Homepage</text:p>
                <text:p text:style-name="P14"><text:a xlink:href="http://yast.opensuse.org/" xlink:type="simple">http://yast.opensuse.org</text:a></text:p>
              </text:list-item>
              <text:list-item>
                <text:p>AutoYaST Documentation for openSUSE</text:p>
                <text:p><text:a xlink:href="http://doc.opensuse.org/projects/autoyast/" xlink:type="simple">http://doc.opensuse.org/projects/autoyast/</text:a></text:p>
              </text:list-item>
              <text:list-item>
                <text:p>Documentation Drafts </text:p>
                <text:p><text:a xlink:href="https://susedoc.github.io/" xlink:type="simple">http://susedoc.github.io</text:a></text:p>
              </text:list-item>
              <text:list-item>
                <text:p>Linuxrc Reference</text:p>
                <text:p><text:a xlink:href="https://en.opensuse.org/SDB:Linuxrc" xlink:type="simple">https://en.opensuse.org/SDB:Linuxrc</text:a></text:p>
              </text:list-item>
            </text:list>
          </draw:text-box>
        </draw:frame>
        <presentation:notes draw:style-name="dp2">
          <draw:page-thumbnail draw:style-name="gr1" draw:layer="layout" svg:width="0.001cm" svg:height="0.001cm" svg:x="0cm" svg:y="2.257cm" draw:page-number="49" presentation:class="page"/>
          <draw:frame presentation:style-name="pr16" draw:text-style-name="P4" draw:layer="layout" svg:width="16.799cm" svg:height="13.364cm" svg:x="2.1cm" svg:y="14.107cm" presentation:class="notes" presentation:placeholder="true">
            <draw:text-box/>
          </draw:frame>
        </presentation:notes>
      </draw:page>
      <draw:page draw:name="page50"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0" presentation:class="page"/>
          <draw:frame presentation:style-name="pr20" draw:text-style-name="P4" draw:layer="layout" svg:width="16.799cm" svg:height="13.364cm" svg:x="2.1cm" svg:y="14.107cm" presentation:class="notes" presentation:placeholder="true">
            <draw:text-box/>
          </draw:frame>
        </presentation:notes>
      </draw:page>
      <draw:page draw:name="page51"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51" presentation:class="page"/>
          <draw:frame presentation:style-name="pr21" draw:text-style-name="P4" draw:layer="layout" svg:width="16.799cm" svg:height="13.364cm" svg:x="2.1cm" svg:y="14.107cm" presentation:class="notes" presentation:placeholder="true">
            <draw:text-box/>
          </draw:frame>
        </presentation:notes>
      </draw:page>
      <draw:page draw:name="page52"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52"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5T10:54:14.732659395</dc:date>
    <meta:editing-duration>P5DT13H41M59S</meta:editing-duration>
    <meta:editing-cycles>105</meta:editing-cycles>
    <meta:generator>LibreOffice/6.0.4.2$Linux_X86_64 LibreOffice_project/00m0$Build-2</meta:generator>
    <meta:document-statistic meta:object-count="312"/>
  </office:meta>
</office:document-meta>
</file>